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8.76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39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office:value-type="string" table:style-name="ce1">
            <text:p>Expected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Valida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Test arithmétique et logiqu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if (1 &amp;&amp; 1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f (1 &amp;&amp; 0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f (0 &amp;&amp; 0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f (0 || 0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f (1 || 0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f (1 || 1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- 1 + 2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3 - 5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14 - 3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0 - 3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0 + 3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10 / 0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Compil mais produit une erreur lors de l'exécution, normal il me sembl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10 / 2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float" office:value="-6" table:formula="of:=+-3-3" table:style-name="ce1">
            <text:p>-6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number-rows-repeated="7" table:style-name="ro1">
          <table:table-cell table:style-name="ce3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span text:style-name="T2">Test comparisons</text:span><text:s/>(tests effectué dans un if, normalement pas de soucis avec les while, else if...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if (3 &lt; 4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4 &lt; 3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4 &lt; 4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-4 &lt; 1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4 &gt; 3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3 &gt; 4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4 &gt; 4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4 == 4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-4 == -4)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f (3 == 2)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2">
            <text:p>Test bouc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while (a &lt; 4) {a = a + 1;    }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office:value-type="string" table:style-name="ce2">
            <text:p>Test déclaration / affect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t a ; int a ;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nt a;    a = 0;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int b;    while (1) {        int b;    }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???</text:p>
          </table:table-cell>
          <table:table-cell office:value-type="string" table:style-name="ce1">
            <text:p>Normal ou les deux variables ne sont pas dans le même bloc et la déclaration devrait pouvoir se faire ?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t main (int a) { int i; for (i =0;i&lt;10;i=i+1){int a;a=i;}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o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 text:c="3"/>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Imbrication de condition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    If (1 == 2) { debug 1;}  else if (1 == 2) { debug 2; } else { debug 3; }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    if (2 == 2) {        debug 1;    }    else if (1 == 2) {        debug 2;    }    else {        debug 3;    }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    if (1 == 2) {        debug 1;    }    else if (2 == 2) {        debug 2;    }    else {        debug 3;    }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1048504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David Kalala Kabambi</dc:creator>
    <meta:creation-date>2023-09-26T15:53:59Z</meta:creation-date>
    <dc:date>2023-10-04T22:00:59Z</dc:date>
    <meta:editing-cycles>65</meta:editing-cycles>
    <meta:editing-duration>PT13407S</meta:editing-duration>
  </office:meta>
</office:document-meta>
</file>